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57cm" fo:min-width="0.207cm" fo:wrap-option="wrap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3cm" fo:min-width="7.601cm" fo:wrap-option="wrap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615cm" fo:min-width="7.44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24cm" fo:min-width="7.499cm" fo:wrap-option="wrap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04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898cm" fo:min-width="7.523cm" fo:wrap-option="wrap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7cm" loext:decorative="false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83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62cm" fo:min-width="7.527cm" fo:wrap-option="wrap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124cm" fo:min-width="5.911cm" fo:wrap-option="wrap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957cm" fo:min-width="7.517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974cm" fo:min-width="7.813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79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7.649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878cm" fo:min-width="7.633cm" fo:wrap-option="wrap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0000" draw:marker-end="Arrowheads_20_23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</style:style>
    <style:style style:name="gr39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.677cm" fo:min-width="6.912cm" fo:wrap-option="wrap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32cm" fo:min-width="7.649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103cm" loext:decorative="false"/>
      <style:paragraph-properties style:writing-mode="lr-tb"/>
    </style:style>
    <style:style style:name="co1" style:family="table-column">
      <style:table-column-properties style:column-width="9.793cm" style:use-optimal-column-width="false"/>
    </style:style>
    <style:style style:name="co2" style:family="table-column">
      <style:table-column-properties style:column-width="9.797cm" style:use-optimal-column-width="false"/>
    </style:style>
    <style:style style:name="ro1" style:family="table-row">
      <style:table-row-properties style:row-height="1.774cm" style:use-optimal-row-height="false"/>
    </style:style>
    <style:style style:name="ro2" style:family="table-row">
      <style:table-row-properties style:row-height="24.0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xml:id="id6" draw:id="id6" draw:layer="layout" svg:width="0.999cm" svg:height="0.999cm" svg:x="5.24cm" svg:y="2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.255cm" svg:height="1.587cm" svg:x="1.635cm" svg:y="4.715cm">
          <text:p text:style-name="P1">1. Login to Websi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measurelines" svg:width="8.255cm" svg:height="1.587cm" svg:x="1.635cm" svg:y="9.642cm">
          <text:p text:style-name="P1">2. Checks Inventor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measurelines" svg:width="8.255cm" svg:height="1.587cm" svg:x="1.635cm" svg:y="17.715cm">
          <text:p text:style-name="P1">3. update Inventor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measurelines" svg:width="8.255cm" svg:height="1.587cm" svg:x="11.835cm" svg:y="3.015cm">
          <text:p text:style-name="P1">1.1. Displays main page of websi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measurelines" svg:width="8.255cm" svg:height="1.587cm" svg:x="11.835cm" svg:y="5.215cm">
          <text:p text:style-name="P1">1.2. Displays main page backgrou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measurelines" svg:width="8.255cm" svg:height="1.587cm" svg:x="11.835cm" svg:y="7.515cm">
          <text:p text:style-name="P1">1.3. Manager login to websi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measurelines" svg:width="8.255cm" svg:height="1.587cm" svg:x="11.835cm" svg:y="9.715cm">
          <text:p text:style-name="P1">1.4. Displays welcoming message for manag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1" draw:start-glue-point="1" draw:end-shape="id2" draw:end-glue-point="3" svg:d="M9890 5508c1458 0 486-1700 1945-1700" svg:viewBox="0 0 1946 1701">
          <text:p/>
        </draw:connector>
        <draw:connector draw:style-name="gr5" draw:text-style-name="P4" draw:layer="layout" draw:type="curve" svg:x1="15.962cm" svg:y1="4.602cm" svg:x2="15.962cm" svg:y2="5.215cm" draw:start-shape="id2" draw:start-glue-point="2" draw:end-shape="id3" draw:end-glue-point="0" svg:d="M15962 4602v613" svg:viewBox="0 0 1 614">
          <text:p/>
        </draw:connector>
        <draw:connector draw:style-name="gr6" draw:text-style-name="P4" draw:layer="measurelines" draw:type="curve" svg:x1="15.962cm" svg:y1="6.802cm" svg:x2="15.962cm" svg:y2="7.515cm" draw:start-shape="id3" draw:start-glue-point="2" draw:end-shape="id4" draw:end-glue-point="0" svg:d="M15962 6802v713" svg:viewBox="0 0 1 714">
          <text:p/>
        </draw:connector>
        <draw:connector draw:style-name="gr7" draw:text-style-name="P4" draw:layer="measurelines" draw:type="curve" svg:x1="15.962cm" svg:y1="9.102cm" svg:x2="15.962cm" svg:y2="9.715cm" draw:start-shape="id4" draw:start-glue-point="2" draw:end-shape="id5" draw:end-glue-point="0" svg:d="M15962 9102v613" svg:viewBox="0 0 1 614">
          <text:p/>
        </draw:connector>
        <draw:connector draw:style-name="gr8" draw:text-style-name="P4" draw:layer="measurelines" draw:type="curve" svg:x1="5.74cm" svg:y1="3.991cm" svg:x2="5.762cm" svg:y2="4.715cm" draw:start-shape="id6" draw:start-glue-point="8" draw:end-shape="id1" draw:end-glue-point="0" svg:d="M5740 3991c0 543 22 181 22 724" svg:viewBox="0 0 23 725">
          <text:p/>
        </draw:connector>
        <draw:connector draw:style-name="gr9" draw:text-style-name="P4" draw:layer="measurelines" draw:type="curve" svg:x1="11.835cm" svg:y1="10.508cm" svg:x2="9.89cm" svg:y2="10.435cm" draw:start-shape="id5" draw:start-glue-point="3" draw:end-shape="id7" draw:end-glue-point="1" svg:d="M11835 10508c-1459 0-487-73-1945-73" svg:viewBox="0 0 1946 74">
          <text:p/>
        </draw:connector>
        <draw:custom-shape draw:style-name="gr10" draw:text-style-name="P3" xml:id="id8" draw:id="id8" draw:layer="measurelines" svg:width="8.255cm" svg:height="3.175cm" svg:x="11.935cm" svg:y="11.635cm">
          <text:p text:style-name="P1">2.1. Prompts the manager to pick between the search bar function or view category option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9" draw:id="id9" draw:layer="measurelines" svg:width="8.255cm" svg:height="2.63cm" svg:x="11.935cm" svg:y="15.515cm">
          <text:p text:style-name="P1">2.2. Manager checks the amount of stock is in the inventory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5.762cm" svg:y1="11.229cm" svg:x2="11.935cm" svg:y2="13.222cm" draw:start-shape="id7" draw:start-glue-point="2" draw:end-shape="id8" draw:end-glue-point="3" svg:d="M5762 11229c0 1329 2057 1993 6173 1993" svg:viewBox="0 0 6174 1994">
          <text:p/>
        </draw:connector>
        <draw:connector draw:style-name="gr13" draw:text-style-name="P4" draw:layer="measurelines" draw:type="curve" svg:x1="16.062cm" svg:y1="14.81cm" svg:x2="16.062cm" svg:y2="15.515cm" draw:start-shape="id8" draw:start-glue-point="2" draw:end-shape="id9" draw:end-glue-point="0" svg:d="M16062 14810v705" svg:viewBox="0 0 1 706">
          <text:p/>
        </draw:connector>
        <draw:connector draw:style-name="gr14" draw:text-style-name="P4" draw:layer="measurelines" draw:type="curve" svg:x1="11.935cm" svg:y1="16.83cm" svg:x2="5.762cm" svg:y2="17.715cm" draw:start-shape="id9" draw:start-glue-point="3" draw:end-shape="id10" draw:end-glue-point="0" svg:d="M11935 16830c-4116 0-6173 295-6173 885" svg:viewBox="0 0 6174 886">
          <text:p/>
        </draw:connector>
        <draw:custom-shape draw:style-name="gr15" draw:text-style-name="P3" xml:id="id11" draw:id="id11" draw:layer="measurelines" svg:width="5.079cm" svg:height="3.175cm" svg:x="13.383cm" svg:y="18.462cm">
          <text:p text:style-name="P1">If stock is low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xml:id="id12" draw:id="id12" draw:layer="measurelines" svg:width="8.255cm" svg:height="2.38cm" svg:x="11.735cm" svg:y="22.115cm">
          <text:p text:style-name="P1">3.2. Manager corresponds with supplier to get more produc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measurelines" svg:width="8.255cm" svg:height="1.587cm" svg:x="11.635cm" svg:y="25.015cm">
          <text:p text:style-name="P1">3.3. Manager orders more produc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measurelines" draw:type="curve" draw:line-skew="0cm 0cm 0.646cm" svg:x1="5.762cm" svg:y1="19.302cm" svg:x2="15.923cm" svg:y2="18.462cm" draw:start-shape="id10" draw:start-glue-point="2" draw:end-shape="id11" draw:end-glue-point="4" svg:d="M5762 19302c0 251 1469 501 2937 501 1469 0 2937-299 2937-599 0-299 1072-598 2144-598 1071 0 2143-72 2143-144" svg:viewBox="0 0 10162 1342">
          <text:p/>
        </draw:connector>
        <draw:connector draw:style-name="gr18" draw:text-style-name="P4" draw:layer="measurelines" draw:type="curve" svg:x1="15.923cm" svg:y1="21.637cm" svg:x2="15.862cm" svg:y2="22.115cm" draw:start-shape="id11" draw:start-glue-point="6" draw:end-shape="id12" draw:end-glue-point="0" svg:d="M15923 21637c0 358-61 120-61 478" svg:viewBox="0 0 62 479">
          <text:p/>
        </draw:connector>
        <draw:connector draw:style-name="gr19" draw:text-style-name="P4" draw:layer="measurelines" draw:type="curve" svg:x1="15.862cm" svg:y1="24.495cm" svg:x2="15.762cm" svg:y2="25.015cm" draw:start-shape="id12" draw:start-glue-point="2" draw:end-shape="id13" draw:end-glue-point="0" svg:d="M15862 24495c0 390-100 130-100 520" svg:viewBox="0 0 101 521">
          <text:p/>
        </draw:connector>
        <draw:custom-shape draw:style-name="gr2" draw:text-style-name="P2" xml:id="id14" draw:id="id14" draw:layer="measurelines" svg:width="0.999cm" svg:height="0.999cm" svg:x="5.24cm" svg:y="24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measurelines" draw:type="curve" svg:x1="13.383cm" svg:y1="20.05cm" svg:x2="5.74cm" svg:y2="24.992cm" draw:start-shape="id11" draw:start-glue-point="5" draw:end-shape="id14" draw:end-glue-point="4" svg:d="M13383 20050c-5096 0-7643 1647-7643 4942" svg:viewBox="0 0 7644 4943">
          <text:p/>
        </draw:connector>
        <draw:connector draw:style-name="gr21" draw:text-style-name="P4" draw:layer="measurelines" draw:type="curve" svg:x1="11.635cm" svg:y1="25.808cm" svg:x2="6.239cm" svg:y2="25.492cm" draw:start-shape="id13" draw:start-glue-point="3" draw:end-shape="id14" draw:end-glue-point="10" svg:d="M11635 25808c-4047 0-1349-316-5396-316" svg:viewBox="0 0 5397 317">
          <text:p/>
        </draw:connector>
        <draw:frame draw:style-name="gr22" draw:text-style-name="P5" draw:layer="measurelines" svg:width="2.858cm" svg:height="1.317cm" svg:x="5.972cm" svg:y="20.4cm">
          <draw:text-box>
            <text:p text:style-name="P1">F</text:p>
          </draw:text-box>
        </draw:frame>
        <draw:frame draw:style-name="gr22" draw:text-style-name="P5" draw:layer="measurelines" svg:width="2.858cm" svg:height="1.317cm" svg:x="15.272cm" svg:y="21.101cm">
          <draw:text-box>
            <text:p text:style-name="P1">T</text:p>
          </draw:text-box>
        </draw:frame>
      </draw:page>
      <draw:page draw:name="page2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xml:id="id20" draw:id="id20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8.255cm" svg:height="1.587cm" svg:x="1.635cm" svg:y="4.715cm">
          <text:p text:style-name="P1">1. Error was made in purc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measurelines" svg:width="8.255cm" svg:height="1.587cm" svg:x="1.735cm" svg:y="10.642cm">
          <text:p text:style-name="P1">2. Clicks on the sales page to view full 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measurelines" svg:width="8.255cm" svg:height="1.587cm" svg:x="1.635cm" svg:y="17.715cm">
          <text:p text:style-name="P1">3. Check to see if profit was m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measurelines" svg:width="8.255cm" svg:height="1.587cm" svg:x="11.835cm" svg:y="3.015cm">
          <text:p text:style-name="P1">1.1. Displays customers purcha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15" draw:start-glue-point="1" draw:end-shape="id16" draw:end-glue-point="3" svg:d="M9890 5508c1458 0 486-1700 1945-1700" svg:viewBox="0 0 1946 1701">
          <text:p/>
        </draw:connector>
        <draw:connector draw:style-name="gr5" draw:text-style-name="P4" draw:layer="layout" draw:type="curve" svg:x1="15.962cm" svg:y1="4.602cm" svg:x2="15.986cm" svg:y2="5.297cm" draw:start-shape="id16" draw:start-glue-point="2" draw:end-shape="id17" draw:end-glue-point="4" svg:d="M15962 4602c0 520 24 173 24 695" svg:viewBox="0 0 25 696">
          <text:p/>
        </draw:connector>
        <draw:connector draw:style-name="gr6" draw:text-style-name="P4" draw:layer="measurelines" draw:type="curve" svg:x1="12.652cm" svg:y1="6.885cm" svg:x2="9.99cm" svg:y2="8.385cm" draw:start-shape="id17" draw:start-glue-point="5" draw:end-shape="id18" draw:end-glue-point="1" svg:d="M12652 6885c-1996 0-666 1500-2662 1500" svg:viewBox="0 0 2663 1501">
          <text:p/>
        </draw:connector>
        <draw:connector draw:style-name="gr7" draw:text-style-name="P4" draw:layer="measurelines" draw:type="curve" svg:x1="15.986cm" svg:y1="8.472cm" svg:x2="9.99cm" svg:y2="11.435cm" draw:start-shape="id17" draw:start-glue-point="6" draw:end-shape="id19" draw:end-glue-point="1" svg:d="M15986 8472c0 1976-1998 2963-5996 2963" svg:viewBox="0 0 5997 2964">
          <text:p/>
        </draw:connector>
        <draw:connector draw:style-name="gr8" draw:text-style-name="P4" draw:layer="measurelines" draw:type="curve" svg:x1="5.74cm" svg:y1="3.991cm" svg:x2="5.762cm" svg:y2="4.715cm" draw:start-shape="id20" draw:start-glue-point="8" draw:end-shape="id15" draw:end-glue-point="0" svg:d="M5740 3991c0 543 22 181 22 724" svg:viewBox="0 0 23 725">
          <text:p/>
        </draw:connector>
        <draw:custom-shape draw:style-name="gr10" draw:text-style-name="P3" xml:id="id21" draw:id="id21" draw:layer="measurelines" svg:width="8.255cm" svg:height="3.175cm" svg:x="11.935cm" svg:y="11.635cm">
          <text:p text:style-name="P1">2.1. Allows the manager to enter information to see sales descripti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2" draw:id="id22" draw:layer="measurelines" svg:width="8.255cm" svg:height="2.63cm" svg:x="11.935cm" svg:y="15.515cm">
          <text:p text:style-name="P1">2.2. Displays full page information <text:s/>about the sal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5.862cm" svg:y1="12.229cm" svg:x2="11.935cm" svg:y2="13.222cm" draw:start-shape="id19" draw:start-glue-point="2" draw:end-shape="id21" draw:end-glue-point="3" svg:d="M5862 12229c0 662 2024 993 6073 993" svg:viewBox="0 0 6074 994">
          <text:p/>
        </draw:connector>
        <draw:connector draw:style-name="gr13" draw:text-style-name="P4" draw:layer="measurelines" draw:type="curve" svg:x1="16.062cm" svg:y1="14.81cm" svg:x2="16.062cm" svg:y2="15.515cm" draw:start-shape="id21" draw:start-glue-point="2" draw:end-shape="id22" draw:end-glue-point="0" svg:d="M16062 14810v705" svg:viewBox="0 0 1 706">
          <text:p/>
        </draw:connector>
        <draw:connector draw:style-name="gr14" draw:text-style-name="P4" draw:layer="measurelines" draw:type="curve" svg:x1="11.935cm" svg:y1="16.83cm" svg:x2="5.762cm" svg:y2="17.715cm" draw:start-shape="id22" draw:start-glue-point="3" draw:end-shape="id23" draw:end-glue-point="0" svg:d="M11935 16830c-4116 0-6173 295-6173 885" svg:viewBox="0 0 6174 886">
          <text:p/>
        </draw:connector>
        <draw:custom-shape draw:style-name="gr16" draw:text-style-name="P3" xml:id="id24" draw:id="id24" draw:layer="measurelines" svg:width="8.255cm" svg:height="2.38cm" svg:x="11.635cm" svg:y="20.815cm">
          <text:p text:style-name="P1">3.1. Manager reviews sales to know if profit was made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measurelines" draw:type="curve" svg:x1="5.762cm" svg:y1="19.302cm" svg:x2="15.762cm" svg:y2="20.815cm" draw:start-shape="id23" draw:start-glue-point="2" draw:end-shape="id24" draw:end-glue-point="0" svg:d="M5762 19302c0 379 2500 757 5000 757s5000 378 5000 756" svg:viewBox="0 0 10001 1514">
          <text:p/>
        </draw:connector>
        <draw:connector draw:style-name="gr19" draw:text-style-name="P4" draw:layer="measurelines" draw:type="curve" svg:x1="15.762cm" svg:y1="23.195cm" svg:x2="6.239cm" svg:y2="25.492cm" draw:start-shape="id24" draw:start-glue-point="2" draw:end-shape="id25" draw:end-glue-point="10" svg:d="M15762 23195c0 1532-3174 2297-9523 2297" svg:viewBox="0 0 9524 2298">
          <text:p/>
        </draw:connector>
        <draw:custom-shape draw:style-name="gr2" draw:text-style-name="P2" xml:id="id25" draw:id="id25" draw:layer="measurelines" svg:width="0.999cm" svg:height="0.999cm" svg:x="5.24cm" svg:y="2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measurelines" svg:width="2.858cm" svg:height="1.317cm" svg:x="14.652cm" svg:y="9.208cm">
          <draw:text-box>
            <text:p text:style-name="P1">F</text:p>
          </draw:text-box>
        </draw:frame>
        <draw:frame draw:style-name="gr22" draw:text-style-name="P5" draw:layer="measurelines" svg:width="2.858cm" svg:height="1.317cm" svg:x="10.672cm" svg:y="6.001cm">
          <draw:text-box>
            <text:p text:style-name="P1">T</text:p>
          </draw:text-box>
        </draw:frame>
        <draw:custom-shape draw:style-name="gr23" draw:text-style-name="P3" xml:id="id17" draw:id="id17" draw:layer="layout" svg:width="6.667cm" svg:height="3.175cm" svg:x="12.652cm" svg:y="5.297cm">
          <text:p text:style-name="P1">If purchase error was mad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3" xml:id="id18" draw:id="id18" draw:layer="layout" svg:width="8.255cm" svg:height="2.34cm" svg:x="1.735cm" svg:y="7.215cm">
          <text:p text:style-name="P1">1.2 Manager gives customer a refund for produc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draw:type="lines" svg:x1="5.862cm" svg:y1="9.555cm" svg:x2="5.862cm" svg:y2="10.642cm" draw:start-shape="id18" draw:start-glue-point="2" draw:end-shape="id19" draw:end-glue-point="0" svg:d="M5862 9555v502 83 502" svg:viewBox="0 0 1 1088">
          <text:p/>
        </draw:connector>
      </draw:page>
      <draw:page draw:name="page3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xml:id="id28" draw:id="id28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8.255cm" svg:height="1.587cm" svg:x="1.635cm" svg:y="4.715cm">
          <text:p text:style-name="P1">1. Access the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9" draw:id="id29" draw:layer="measurelines" svg:width="8.255cm" svg:height="1.587cm" svg:x="1.735cm" svg:y="12.442cm">
          <text:p text:style-name="P1">2. Track or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measurelines" svg:width="8.255cm" svg:height="1.587cm" svg:x="11.835cm" svg:y="3.015cm">
          <text:p text:style-name="P1">1.1. Displays main page of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26" draw:start-glue-point="1" draw:end-shape="id27" draw:end-glue-point="3" svg:d="M9890 5508c1458 0 486-1700 1945-1700" svg:viewBox="0 0 1946 1701">
          <text:p/>
        </draw:connector>
        <draw:connector draw:style-name="gr8" draw:text-style-name="P4" draw:layer="measurelines" draw:type="curve" svg:x1="5.74cm" svg:y1="3.991cm" svg:x2="5.762cm" svg:y2="4.715cm" draw:start-shape="id28" draw:start-glue-point="8" draw:end-shape="id26" draw:end-glue-point="0" svg:d="M5740 3991c0 543 22 181 22 724" svg:viewBox="0 0 23 725">
          <text:p/>
        </draw:connector>
        <draw:custom-shape draw:style-name="gr10" draw:text-style-name="P3" xml:id="id30" draw:id="id30" draw:layer="measurelines" svg:width="8.255cm" svg:height="3.175cm" svg:x="11.735cm" svg:y="13.035cm">
          <text:p text:style-name="P1">2.1. Manager tracks the number of orders that has been made on the system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36" draw:id="id36" draw:layer="measurelines" svg:width="6.667cm" svg:height="2.63cm" svg:x="12.478cm" svg:y="22.572cm">
          <text:p text:style-name="P1">2.2. Manager tracks the order and give refund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5.862cm" svg:y1="14.029cm" svg:x2="11.735cm" svg:y2="14.622cm" draw:start-shape="id29" draw:start-glue-point="2" draw:end-shape="id30" draw:end-glue-point="3" svg:d="M5862 14029c0 396 1957 593 5873 593" svg:viewBox="0 0 5874 594">
          <text:p/>
        </draw:connector>
        <draw:connector draw:style-name="gr13" draw:text-style-name="P4" draw:layer="measurelines" draw:type="curve" svg:x1="15.862cm" svg:y1="16.21cm" svg:x2="15.864cm" svg:y2="17.745cm" draw:start-shape="id30" draw:start-glue-point="2" draw:end-shape="id31" draw:end-glue-point="4" svg:d="M15862 16210c0 1150 2 383 2 1535" svg:viewBox="0 0 3 1536">
          <text:p/>
        </draw:connector>
        <draw:connector draw:style-name="gr14" draw:text-style-name="P4" draw:layer="measurelines" draw:type="curve" svg:x1="15.962cm" svg:y1="4.602cm" svg:x2="15.962cm" svg:y2="5.415cm" draw:start-shape="id27" draw:start-glue-point="2" draw:end-shape="id32" draw:end-glue-point="0" svg:d="M15962 4602v813" svg:viewBox="0 0 1 814">
          <text:p/>
        </draw:connector>
        <draw:connector draw:style-name="gr17" draw:text-style-name="P4" draw:layer="measurelines" draw:type="curve" svg:x1="15.962cm" svg:y1="7.002cm" svg:x2="15.962cm" svg:y2="8.115cm" draw:start-shape="id32" draw:start-glue-point="2" draw:end-shape="id33" draw:end-glue-point="0" svg:d="M15962 7002v1113" svg:viewBox="0 0 1 1114">
          <text:p/>
        </draw:connector>
        <draw:connector draw:style-name="gr19" draw:text-style-name="P4" draw:layer="measurelines" draw:type="curve" svg:x1="12.53cm" svg:y1="19.333cm" svg:x2="5.74cm" svg:y2="24.992cm" draw:start-shape="id31" draw:start-glue-point="5" draw:end-shape="id34" draw:end-glue-point="4" svg:d="M12530 19333c-4527 0-6790 1886-6790 5659" svg:viewBox="0 0 6791 5660">
          <text:p/>
        </draw:connector>
        <draw:custom-shape draw:style-name="gr2" draw:text-style-name="P2" xml:id="id34" draw:id="id34" draw:layer="measurelines" svg:width="0.999cm" svg:height="0.999cm" svg:x="5.24cm" svg:y="2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measurelines" svg:width="2.858cm" svg:height="1.317cm" svg:x="6.714cm" svg:y="19.097cm">
          <draw:text-box>
            <text:p text:style-name="P1">F</text:p>
          </draw:text-box>
        </draw:frame>
        <draw:frame draw:style-name="gr22" draw:text-style-name="P5" draw:layer="measurelines" svg:width="2.858cm" svg:height="1.317cm" svg:x="14.97cm" svg:y="21.002cm">
          <draw:text-box>
            <text:p text:style-name="P1">T</text:p>
          </draw:text-box>
        </draw:frame>
        <draw:custom-shape draw:style-name="gr23" draw:text-style-name="P3" xml:id="id31" draw:id="id31" draw:layer="layout" svg:width="6.667cm" svg:height="3.175cm" svg:x="12.53cm" svg:y="17.745cm">
          <text:p text:style-name="P1">If refund was mad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2" draw:id="id32" draw:layer="layout" svg:width="8.255cm" svg:height="1.587cm" svg:x="11.835cm" svg:y="5.415cm">
          <text:p text:style-name="P1">1.2. Displays main page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3" draw:id="id33" draw:layer="layout" svg:width="8.255cm" svg:height="1.587cm" svg:x="11.835cm" svg:y="8.115cm">
          <text:p text:style-name="P1">1.3. Manager login t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8.255cm" svg:height="1.587cm" svg:x="11.835cm" svg:y="10.515cm">
          <text:p text:style-name="P1">1.4. Displays welcoming message for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4" draw:layer="layout" draw:type="lines" svg:x1="15.962cm" svg:y1="9.702cm" svg:x2="15.962cm" svg:y2="10.515cm" draw:start-shape="id33" draw:start-glue-point="2" draw:end-shape="id35" draw:end-glue-point="0" svg:d="M15962 9702v501-190 502" svg:viewBox="0 0 1 814">
          <text:p/>
        </draw:connector>
        <draw:connector draw:style-name="gr28" draw:text-style-name="P4" draw:layer="layout" draw:type="curve" svg:x1="11.835cm" svg:y1="11.308cm" svg:x2="5.862cm" svg:y2="12.442cm" draw:start-shape="id35" draw:start-glue-point="3" draw:end-shape="id29" draw:end-glue-point="0" svg:d="M11835 11308c-3982 0-5973 378-5973 1134" svg:viewBox="0 0 5974 1135">
          <text:p/>
        </draw:connector>
        <draw:connector draw:style-name="gr29" draw:text-style-name="P4" draw:layer="layout" draw:type="curve" svg:x1="15.864cm" svg:y1="20.92cm" svg:x2="15.811cm" svg:y2="22.572cm" draw:start-shape="id31" draw:start-glue-point="6" draw:end-shape="id36" draw:end-glue-point="0" svg:d="M15864 20920c0 1239-53 413-53 1652" svg:viewBox="0 0 54 1653">
          <text:p/>
        </draw:connector>
        <draw:connector draw:style-name="gr30" draw:text-style-name="P4" draw:layer="layout" draw:type="curve" svg:x1="12.478cm" svg:y1="23.887cm" svg:x2="6.239cm" svg:y2="25.492cm" draw:start-shape="id36" draw:start-glue-point="3" draw:end-shape="id34" draw:end-glue-point="10" svg:d="M12478 23887c-4680 0-1561 1605-6239 1605" svg:viewBox="0 0 6240 1606">
          <text:p/>
        </draw:connector>
      </draw:page>
      <draw:page draw:name="page4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" draw:text-style-name="P2" xml:id="id39" draw:id="id39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7" draw:id="id37" draw:layer="layout" svg:width="8.255cm" svg:height="1.587cm" svg:x="1.635cm" svg:y="4.715cm">
          <text:p text:style-name="P1">1. Access the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0" draw:id="id40" draw:layer="measurelines" svg:width="8.255cm" svg:height="1.587cm" svg:x="1.935cm" svg:y="11.342cm">
          <text:p text:style-name="P1">2.Generate monthly/weekly 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8" draw:id="id38" draw:layer="measurelines" svg:width="8.255cm" svg:height="1.587cm" svg:x="11.835cm" svg:y="3.015cm">
          <text:p text:style-name="P1">1.1. Displays main page of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37" draw:start-glue-point="1" draw:end-shape="id38" draw:end-glue-point="3" svg:d="M9890 5508c1458 0 486-1700 1945-1700" svg:viewBox="0 0 1946 1701">
          <text:p/>
        </draw:connector>
        <draw:connector draw:style-name="gr8" draw:text-style-name="P4" draw:layer="measurelines" draw:type="curve" svg:x1="5.74cm" svg:y1="3.991cm" svg:x2="5.762cm" svg:y2="4.715cm" draw:start-shape="id39" draw:start-glue-point="8" draw:end-shape="id37" draw:end-glue-point="0" svg:d="M5740 3991c0 543 22 181 22 724" svg:viewBox="0 0 23 725">
          <text:p/>
        </draw:connector>
        <draw:custom-shape draw:style-name="gr31" draw:text-style-name="P3" xml:id="id41" draw:id="id41" draw:layer="measurelines" svg:width="8.255cm" svg:height="2.445cm" svg:x="11.735cm" svg:y="11.965cm">
          <text:p text:style-name="P1">2.1. goes into system sales to generate monthly 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48" draw:id="id48" draw:layer="measurelines" svg:width="8.553cm" svg:height="2.464cm" svg:x="11.614cm" svg:y="20.443cm">
          <text:p text:style-name="P1">3.1. reviews monthly report to know</text:p>
          <text:p text:style-name="P1">the status of the comp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10.19cm" svg:y1="12.135cm" svg:x2="11.735cm" svg:y2="13.187cm" draw:start-shape="id40" draw:start-glue-point="1" draw:end-shape="id41" draw:end-glue-point="3" svg:d="M10190 12135c1158 0 386 1052 1545 1052" svg:viewBox="0 0 1546 1053">
          <text:p/>
        </draw:connector>
        <draw:connector draw:style-name="gr14" draw:text-style-name="P4" draw:layer="measurelines" draw:type="curve" svg:x1="15.962cm" svg:y1="4.602cm" svg:x2="15.962cm" svg:y2="5.215cm" draw:start-shape="id38" draw:start-glue-point="2" draw:end-shape="id42" draw:end-glue-point="0" svg:d="M15962 4602v613" svg:viewBox="0 0 1 614">
          <text:p/>
        </draw:connector>
        <draw:connector draw:style-name="gr17" draw:text-style-name="P4" draw:layer="measurelines" draw:type="curve" svg:x1="15.962cm" svg:y1="6.802cm" svg:x2="15.962cm" svg:y2="7.515cm" draw:start-shape="id42" draw:start-glue-point="2" draw:end-shape="id43" draw:end-glue-point="0" svg:d="M15962 6802v713" svg:viewBox="0 0 1 714">
          <text:p/>
        </draw:connector>
        <draw:custom-shape draw:style-name="gr2" draw:text-style-name="P2" xml:id="id50" draw:id="id50" draw:layer="measurelines" svg:width="0.999cm" svg:height="0.999cm" svg:x="7.35cm" svg:y="2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measurelines" svg:width="2.858cm" svg:height="1.317cm" svg:x="10.877cm" svg:y="23.26cm">
          <draw:text-box>
            <text:p text:style-name="P1">F</text:p>
          </draw:text-box>
        </draw:frame>
        <draw:frame draw:style-name="gr22" draw:text-style-name="P5" draw:layer="measurelines" svg:width="2.858cm" svg:height="1.317cm" svg:x="12.112cm" svg:y="25.447cm">
          <draw:text-box>
            <text:p text:style-name="P1">T</text:p>
          </draw:text-box>
        </draw:frame>
        <draw:custom-shape draw:style-name="gr33" draw:text-style-name="P3" xml:id="id49" draw:id="id49" draw:layer="layout" svg:width="6.59cm" svg:height="2.558cm" svg:x="13.76cm" svg:y="23.407cm">
          <text:p text:style-name="P1">If profit was mad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3" xml:id="id42" draw:id="id42" draw:layer="layout" svg:width="8.255cm" svg:height="1.587cm" svg:x="11.835cm" svg:y="5.215cm">
          <text:p text:style-name="P1">1.2. Displays main page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xml:id="id43" draw:id="id43" draw:layer="layout" svg:width="8.255cm" svg:height="1.105cm" svg:x="11.835cm" svg:y="7.515cm">
          <text:p text:style-name="P1">1.3. login t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4" draw:id="id44" draw:layer="layout" svg:width="8.255cm" svg:height="1.587cm" svg:x="11.835cm" svg:y="9.315cm">
          <text:p text:style-name="P1">1.4. Displays welcoming message for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4" draw:layer="layout" draw:type="lines" svg:x1="15.962cm" svg:y1="8.62cm" svg:x2="15.962cm" svg:y2="9.315cm" draw:start-shape="id43" draw:start-glue-point="2" draw:end-shape="id44" draw:end-glue-point="0" svg:d="M15962 8620v501-308 502" svg:viewBox="0 0 1 696">
          <text:p/>
        </draw:connector>
        <draw:connector draw:style-name="gr28" draw:text-style-name="P4" draw:layer="layout" draw:type="curve" svg:x1="11.835cm" svg:y1="10.108cm" svg:x2="6.062cm" svg:y2="11.342cm" draw:start-shape="id44" draw:start-glue-point="3" draw:end-shape="id40" draw:end-glue-point="0" svg:d="M11835 10108c-3849 0-5773 411-5773 1234" svg:viewBox="0 0 5774 1235">
          <text:p/>
        </draw:connector>
        <draw:custom-shape draw:style-name="gr3" draw:text-style-name="P3" xml:id="id47" draw:id="id47" draw:layer="layout" svg:width="8.255cm" svg:height="1.587cm" svg:x="1.735cm" svg:y="16.642cm">
          <text:p text:style-name="P1">3. Inspect find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xml:id="id45" draw:id="id45" draw:layer="layout" svg:width="8.255cm" svg:height="2.445cm" svg:x="11.735cm" svg:y="15.065cm">
          <text:p text:style-name="P1">2.2. gets all the information needed to</text:p>
          <text:p text:style-name="P1">run monthly repor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46" draw:id="id46" draw:layer="layout" svg:width="8.255cm" svg:height="1.25cm" svg:x="11.735cm" svg:y="18.165cm">
          <text:p text:style-name="P1">2.3. runs monthly report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4" draw:layer="layout" draw:type="curve" svg:x1="15.862cm" svg:y1="14.41cm" svg:x2="15.862cm" svg:y2="15.065cm" draw:start-shape="id41" draw:start-glue-point="2" draw:end-shape="id45" draw:end-glue-point="0" svg:d="M15862 14410v655" svg:viewBox="0 0 1 656">
          <text:p/>
        </draw:connector>
        <draw:connector draw:style-name="gr37" draw:text-style-name="P4" draw:layer="layout" draw:type="curve" svg:x1="15.862cm" svg:y1="17.51cm" svg:x2="15.862cm" svg:y2="18.165cm" draw:start-shape="id45" draw:start-glue-point="2" draw:end-shape="id46" draw:end-glue-point="0" svg:d="M15862 17510v655" svg:viewBox="0 0 1 656">
          <text:p/>
        </draw:connector>
        <draw:connector draw:style-name="gr38" draw:text-style-name="P4" draw:layer="layout" draw:type="curve" svg:x1="11.735cm" svg:y1="18.79cm" svg:x2="9.99cm" svg:y2="17.435cm" draw:start-shape="id46" draw:start-glue-point="3" draw:end-shape="id47" draw:end-glue-point="1" svg:d="M11735 18790c-1309 0-437-1355-1745-1355" svg:viewBox="0 0 1746 1356">
          <text:p/>
        </draw:connector>
        <draw:connector draw:style-name="gr39" draw:text-style-name="P4" draw:layer="layout" draw:type="curve" svg:x1="5.862cm" svg:y1="18.229cm" svg:x2="11.614cm" svg:y2="21.675cm" draw:start-shape="id47" draw:start-glue-point="2" draw:end-shape="id48" draw:end-glue-point="3" svg:d="M5862 18229c0 2298 1917 3446 5752 3446" svg:viewBox="0 0 5753 3447">
          <text:p/>
        </draw:connector>
        <draw:connector draw:style-name="gr40" draw:text-style-name="P4" draw:layer="layout" draw:type="curve" svg:x1="15.89cm" svg:y1="22.907cm" svg:x2="17.055cm" svg:y2="23.407cm" draw:start-shape="id48" draw:start-glue-point="2" draw:end-shape="id49" draw:end-glue-point="4" svg:d="M15890 22907c0 376 1165 127 1165 500" svg:viewBox="0 0 1166 501">
          <text:p/>
        </draw:connector>
        <draw:connector draw:style-name="gr41" draw:text-style-name="P4" draw:layer="layout" draw:type="curve" svg:x1="17.055cm" svg:y1="25.965cm" svg:x2="8.203cm" svg:y2="25.936cm" draw:start-shape="id49" draw:start-glue-point="6" draw:end-shape="id50" draw:end-glue-point="9" svg:d="M17055 25965c0 927-8852 941-8852-29" svg:viewBox="0 0 8853 727">
          <text:p/>
        </draw:connector>
        <draw:custom-shape draw:style-name="gr42" draw:text-style-name="P3" xml:id="id51" draw:id="id51" draw:layer="layout" svg:width="7.62cm" svg:height="2.135cm" svg:x="2.27cm" svg:y="22.272cm">
          <text:p text:style-name="P1">3.2. makes the necessary changes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" draw:layer="layout" draw:type="curve" svg:x1="13.76cm" svg:y1="24.686cm" svg:x2="9.89cm" svg:y2="23.339cm" draw:start-shape="id49" draw:start-glue-point="5" draw:end-shape="id51" draw:end-glue-point="1" svg:d="M13760 24686c-2901 0-966-1347-3870-1347" svg:viewBox="0 0 3871 1348">
          <text:p/>
        </draw:connector>
        <draw:connector draw:style-name="gr44" draw:text-style-name="P4" draw:layer="layout" draw:type="curve" svg:x1="6.08cm" svg:y1="24.407cm" svg:x2="7.496cm" svg:y2="25.229cm" draw:start-shape="id51" draw:start-glue-point="2" draw:end-shape="id50" draw:end-glue-point="5" svg:d="M6080 24407c0 548 472 822 1416 822" svg:viewBox="0 0 1417 823">
          <text:p/>
        </draw:connector>
      </draw:page>
      <draw:page draw:name="page5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2" draw:text-style-name="P2" xml:id="id54" draw:id="id54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2" draw:id="id52" draw:layer="layout" svg:width="8.255cm" svg:height="1.587cm" svg:x="1.635cm" svg:y="4.715cm">
          <text:p text:style-name="P1">1. Access the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" xml:id="id55" draw:id="id55" draw:layer="measurelines" svg:width="8.255cm" svg:height="1.088cm" svg:x="1.935cm" svg:y="11.342cm">
          <text:p text:style-name="P1">2.Checks inven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3" draw:id="id53" draw:layer="measurelines" svg:width="8.255cm" svg:height="1.587cm" svg:x="11.835cm" svg:y="3.015cm">
          <text:p text:style-name="P1">1.1. Displays main page of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52" draw:start-glue-point="1" draw:end-shape="id53" draw:end-glue-point="3" svg:d="M9890 5508c1458 0 486-1700 1945-1700" svg:viewBox="0 0 1946 1701">
          <text:p/>
        </draw:connector>
        <draw:connector draw:style-name="gr8" draw:text-style-name="P4" draw:layer="measurelines" draw:type="curve" svg:x1="5.74cm" svg:y1="3.991cm" svg:x2="5.762cm" svg:y2="4.715cm" draw:start-shape="id54" draw:start-glue-point="8" draw:end-shape="id52" draw:end-glue-point="0" svg:d="M5740 3991c0 543 22 181 22 724" svg:viewBox="0 0 23 725">
          <text:p/>
        </draw:connector>
        <draw:custom-shape draw:style-name="gr31" draw:text-style-name="P3" xml:id="id56" draw:id="id56" draw:layer="measurelines" svg:width="8.255cm" svg:height="2.445cm" svg:x="11.735cm" svg:y="11.965cm">
          <text:p text:style-name="P1">2.1. checks the inventory to see the</text:p>
          <text:p text:style-name="P1">amount of st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xml:id="id62" draw:id="id62" draw:layer="measurelines" svg:width="8.553cm" svg:height="2.464cm" svg:x="1.687cm" svg:y="20.362cm">
          <text:p text:style-name="P1">3.2. The manager orders more items and adds</text:p>
          <text:p text:style-name="P1">them to the system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10.19cm" svg:y1="11.886cm" svg:x2="11.735cm" svg:y2="13.187cm" draw:start-shape="id55" draw:start-glue-point="1" draw:end-shape="id56" draw:end-glue-point="3" svg:d="M10190 11886c1158 0 386 1301 1545 1301" svg:viewBox="0 0 1546 1302">
          <text:p/>
        </draw:connector>
        <draw:connector draw:style-name="gr14" draw:text-style-name="P4" draw:layer="measurelines" draw:type="curve" svg:x1="15.962cm" svg:y1="4.602cm" svg:x2="15.962cm" svg:y2="5.215cm" draw:start-shape="id53" draw:start-glue-point="2" draw:end-shape="id57" draw:end-glue-point="0" svg:d="M15962 4602v613" svg:viewBox="0 0 1 614">
          <text:p/>
        </draw:connector>
        <draw:connector draw:style-name="gr17" draw:text-style-name="P4" draw:layer="measurelines" draw:type="curve" svg:x1="15.962cm" svg:y1="6.802cm" svg:x2="15.962cm" svg:y2="7.515cm" draw:start-shape="id57" draw:start-glue-point="2" draw:end-shape="id58" draw:end-glue-point="0" svg:d="M15962 6802v713" svg:viewBox="0 0 1 714">
          <text:p/>
        </draw:connector>
        <draw:custom-shape draw:style-name="gr2" draw:text-style-name="P2" xml:id="id63" draw:id="id63" draw:layer="measurelines" svg:width="0.999cm" svg:height="0.999cm" svg:x="7.35cm" svg:y="2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" draw:layer="measurelines" svg:width="2.858cm" svg:height="0.962cm" svg:x="12.747cm" svg:y="20.04cm">
          <draw:text-box>
            <text:p text:style-name="P1">F</text:p>
          </draw:text-box>
        </draw:frame>
        <draw:frame draw:style-name="gr22" draw:text-style-name="P5" draw:layer="measurelines" svg:width="2.858cm" svg:height="1.317cm" svg:x="7.032cm" svg:y="14.288cm">
          <draw:text-box>
            <text:p text:style-name="P1">T</text:p>
          </draw:text-box>
        </draw:frame>
        <draw:custom-shape draw:style-name="gr33" draw:text-style-name="P3" xml:id="id60" draw:id="id60" draw:layer="layout" svg:width="6.59cm" svg:height="2.558cm" svg:x="11.872cm" svg:y="15.269cm">
          <text:p text:style-name="P1">If inventory is low,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3" xml:id="id57" draw:id="id57" draw:layer="layout" svg:width="8.255cm" svg:height="1.587cm" svg:x="11.835cm" svg:y="5.215cm">
          <text:p text:style-name="P1">1.2. Displays main page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8" draw:id="id58" draw:layer="layout" svg:width="8.255cm" svg:height="1.587cm" svg:x="11.835cm" svg:y="7.515cm">
          <text:p text:style-name="P1">1.3. Manager login t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9" draw:id="id59" draw:layer="layout" svg:width="8.255cm" svg:height="1.587cm" svg:x="11.835cm" svg:y="9.815cm">
          <text:p text:style-name="P1">1.4. Displays welcoming message for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4" draw:layer="layout" draw:type="lines" svg:x1="15.962cm" svg:y1="9.102cm" svg:x2="15.962cm" svg:y2="9.815cm" draw:start-shape="id58" draw:start-glue-point="2" draw:end-shape="id59" draw:end-glue-point="0" svg:d="M15962 9102v501-290 502" svg:viewBox="0 0 1 714">
          <text:p/>
        </draw:connector>
        <draw:connector draw:style-name="gr28" draw:text-style-name="P4" draw:layer="layout" draw:type="curve" svg:x1="11.835cm" svg:y1="10.608cm" svg:x2="6.062cm" svg:y2="11.342cm" draw:start-shape="id59" draw:start-glue-point="3" draw:end-shape="id55" draw:end-glue-point="0" svg:d="M11835 10608c-3849 0-5773 244-5773 734" svg:viewBox="0 0 5774 735">
          <text:p/>
        </draw:connector>
        <draw:custom-shape draw:style-name="gr3" draw:text-style-name="P3" xml:id="id61" draw:id="id61" draw:layer="layout" svg:width="8.255cm" svg:height="1.587cm" svg:x="1.635cm" svg:y="15.935cm">
          <text:p text:style-name="P1">3. Adds More I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4" draw:layer="layout" draw:type="curve" svg:x1="15.862cm" svg:y1="14.41cm" svg:x2="15.167cm" svg:y2="15.269cm" draw:start-shape="id56" draw:start-glue-point="2" draw:end-shape="id60" draw:end-glue-point="4" svg:d="M15862 14410c0 645-695 216-695 859" svg:viewBox="0 0 696 860">
          <text:p/>
        </draw:connector>
        <draw:connector draw:style-name="gr37" draw:text-style-name="P4" draw:layer="layout" draw:type="curve" draw:line-skew="0.566cm" svg:x1="11.872cm" svg:y1="16.548cm" svg:x2="5.762cm" svg:y2="15.935cm" draw:start-shape="id60" draw:start-glue-point="5" draw:end-shape="id61" draw:end-glue-point="0" svg:d="M11872 16548c-637 0-531-558-1899-899s-4211-467-4211 286" svg:viewBox="0 0 6111 1169">
          <text:p/>
        </draw:connector>
        <draw:connector draw:style-name="gr39" draw:text-style-name="P4" draw:layer="layout" draw:type="curve" svg:x1="5.762cm" svg:y1="17.522cm" svg:x2="5.963cm" svg:y2="20.362cm" draw:start-shape="id61" draw:start-glue-point="2" draw:end-shape="id62" draw:end-glue-point="0" svg:d="M5762 17522c0 2130 201 710 201 2840" svg:viewBox="0 0 202 2841">
          <text:p/>
        </draw:connector>
        <draw:connector draw:style-name="gr41" draw:text-style-name="P4" draw:layer="layout" draw:type="curve" svg:x1="15.167cm" svg:y1="17.827cm" svg:x2="8.203cm" svg:y2="25.936cm" draw:start-shape="id60" draw:start-glue-point="6" draw:end-shape="id63" draw:end-glue-point="9" svg:d="M15167 17827c0 5406-2321 8109-6964 8109" svg:viewBox="0 0 6965 8110">
          <text:p/>
        </draw:connector>
        <draw:connector draw:style-name="gr44" draw:text-style-name="P4" draw:layer="layout" draw:type="curve" svg:x1="5.963cm" svg:y1="22.826cm" svg:x2="7.496cm" svg:y2="25.229cm" draw:start-shape="id62" draw:start-glue-point="2" draw:end-shape="id63" draw:end-glue-point="5" svg:d="M5963 22826c0 1693 1533 492 1533 2403" svg:viewBox="0 0 1534 24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7:12:07.082878038</meta:creation-date>
    <dc:date>2024-02-28T14:11:05.271418547</dc:date>
    <meta:editing-duration>PT38M36S</meta:editing-duration>
    <meta:editing-cycles>4</meta:editing-cycles>
    <meta:generator>LibreOffice/24.2.0.2$Linux_X86_64 LibreOffice_project/420$Build-2</meta:generator>
    <meta:document-statistic meta:object-count="141"/>
  </office:meta>
</office:document-meta>
</file>